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none" style:font-style-asian="italic" style:font-style-complex="italic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 catkin <text:span text:style-name="T1">packages</text:span>: bobcat – the mesh and urdf</text:p>
      <text:p text:style-name="Standard"><text:tab/><text:tab/>bobcat_gazebo – launch files and config</text:p>
      <text:p text:style-name="Standard">upates:</text:p>
      <text:p text:style-name="Standard">(13/01/14) – New model of the bobcat, stl files changed.</text:p>
      <text:p text:style-name="Standard"><text:tab/>All the the Joints except the wheels are fixed so don't try to move the arm.</text:p>
      <text:p text:style-name="Standard"/>
      <text:p text:style-name="P1">first put the packages in a <text:s/>catkin ws and make the ws</text:p>
      <text:p text:style-name="Standard"/>
      <text:p text:style-name="P3">launch simulation:</text:p>
      <text:p text:style-name="P4">roslaunch bobcat_gazebo bobcat_world.launch</text:p>
      <text:p text:style-name="P4"/>
      <text:p text:style-name="P2">A few packages of gazebo are required so pay attention for any error colored with red.</text:p>
      <text:p text:style-name="P2">The basic packages needed are: </text:p>
      <text:p text:style-name="P2">gazebo_msgs/ <text:s text:c="8"/>gazebo_plugins/ <text:s text:c="5"/>gazebo_ros/ <text:s text:c="9"/>gazebo_ros_control/ <text:s/>gazebo_ros_pkgs/ </text:p>
      <text:p text:style-name="P2"><text:s/></text:p>
      <text:p text:style-name="P1">we have 0.4 real time factor on laptop and 0.7 on desktop computer.</text:p>
      <text:p text:style-name="Standard"/>
      <text:p text:style-name="P3">Controllers:</text:p>
      <text:p text:style-name="P1">you can find command topics for all joins and wheel, for example:</text:p>
      <text:p text:style-name="P1"/>
      <text:p text:style-name="P1">rostopic echo /bobcat/back_left_wheel_velocity_controller/command</text:p>
      <text:p text:style-name="P1">rostopic pub /bobcat/back_left_wheel_velocity_controller/command std_msgs/Float64 "data: 100.0" -1</text:p>
      <text:p text:style-name="Standard"/>
      <text:p text:style-name="Standard">////////////////////////////////////////////////////////////////////////////////////////////////////////////////////////////////////////////</text:p>
      <text:p text:style-name="Standard">not active</text:p>
      <text:p text:style-name="Standard">/bobcat/loader_position_controller/command</text:p>
      <text:p text:style-name="Standard"><text:s/>rostopic pub /bobcat/loader_position_controller/command std_msgs/Float64 "data: -0.5" -1 </text:p>
      <text:p text:style-name="Standard">////////////////////////////////////////////////////////////////////////////////////////////////////////////////////////////////////////////</text:p>
      <text:p text:style-name="Standard"/>
      <text:p text:style-name="P1">pid can be configured at bobcat_gazebo/config/bobcat_gazebo_control.yamal or in realtime with rq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r </meta:initial-creator>
    <meta:creation-date>2014-01-13T13:50:35</meta:creation-date>
    <dc:date>2014-01-13T13:51:12</dc:date>
    <dc:creator>nir </dc:creator>
    <meta:editing-duration>P0D</meta:editing-duration>
    <meta:editing-cycles>1</meta:editing-cycles>
    <meta:document-statistic meta:table-count="0" meta:image-count="0" meta:object-count="0" meta:page-count="1" meta:paragraph-count="23" meta:word-count="144" meta:character-count="1386" meta:non-whitespace-character-count="1232"/>
    <meta:generator>LibreOffice/3.5$Linux_X86_64 LibreOffice_project/350m1$Build-2</meta:generator>
  </office:meta>
</office:document-meta>
</file>